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25in" fo:text-indent="0in" style:auto-text-indent="false">
        <style:tab-stops>
          <style:tab-stop style:position="3.5437in" style:type="center"/>
        </style:tab-stops>
      </style:paragraph-properties>
      <style:text-properties fo:font-size="10pt" style:font-size-asian="10pt"/>
    </style:style>
    <style:style style:name="P2" style:family="paragraph" style:parent-style-name="Footer">
      <style:paragraph-properties fo:padding="0in" fo:border="none"/>
    </style:style>
    <style:style style:name="P3" style:family="paragraph" style:parent-style-name="Heading_20_1">
      <style:paragraph-properties fo:break-before="page"/>
    </style:style>
    <style:style style:name="P4" style:family="paragraph" style:parent-style-name="Heading_20_2">
      <style:text-properties officeooo:paragraph-rsid="000d46a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4472c4" fo:font-size="16pt" style:font-size-asian="16pt"/>
    </style:style>
    <style:style style:name="P7" style:family="paragraph" style:parent-style-name="Standard">
      <style:text-properties fo:color="#000000" fo:font-size="16pt" fo:font-weight="bold" style:font-size-asian="16pt" style:font-weight-asian="bold" style:font-size-complex="16pt"/>
    </style:style>
    <style:style style:name="P8" style:family="paragraph" style:parent-style-name="Standard">
      <style:text-properties style:font-name="Calibri" officeooo:rsid="000b58dc" officeooo:paragraph-rsid="000b58dc" style:font-name-complex="Calibri1"/>
    </style:style>
    <style:style style:name="P9" style:family="paragraph" style:parent-style-name="Standard">
      <style:text-properties fo:color="#a6a6a6"/>
    </style:style>
    <style:style style:name="P10" style:family="paragraph" style:parent-style-name="Standard">
      <style:text-properties officeooo:paragraph-rsid="000b58dc"/>
    </style:style>
    <style:style style:name="P11" style:family="paragraph" style:parent-style-name="Standard">
      <style:paragraph-properties fo:margin-left="0.5in" fo:margin-right="0in" fo:text-indent="0in" style:auto-text-indent="false"/>
      <style:text-properties style:font-name="Calibri" fo:font-size="10pt" style:font-size-asian="10pt" style:font-name-complex="Calibri1" style:font-size-complex="10pt"/>
    </style:style>
    <style:style style:name="P12" style:family="paragraph" style:parent-style-name="Heading_20_2">
      <style:text-properties fo:color="#2f5496" style:font-name="Calibri Light" fo:font-size="13pt" fo:font-weight="bold" officeooo:rsid="000e93b7" officeooo:paragraph-rsid="000e93b7" style:font-name-asian="Calibri1" style:font-size-asian="13pt" style:language-asian="nl" style:country-asian="NL" style:font-weight-asian="bold" style:font-name-complex="Tahoma" style:font-size-complex="13pt"/>
    </style:style>
    <style:style style:name="P13" style:family="paragraph" style:parent-style-name="Heading_20_2">
      <style:paragraph-properties fo:text-align="start" style:justify-single-word="false"/>
      <style:text-properties officeooo:paragraph-rsid="000b58dc"/>
    </style:style>
    <style:style style:name="P14" style:family="paragraph" style:parent-style-name="Standard">
      <style:text-properties style:font-name="Calibri" officeooo:rsid="000e93b7" officeooo:paragraph-rsid="000e93b7" style:font-name-complex="Calibri1"/>
    </style:style>
    <style:style style:name="P15" style:family="paragraph" style:parent-style-name="Standard">
      <style:text-properties style:font-name="Calibri" officeooo:rsid="000efe39" officeooo:paragraph-rsid="000e93b7" style:font-name-complex="Calibri1"/>
    </style:style>
    <style:style style:name="P16" style:family="paragraph" style:parent-style-name="Standard">
      <style:text-properties style:font-name="Calibri" officeooo:rsid="000efe39" officeooo:paragraph-rsid="000efe39" style:font-name-complex="Calibri1"/>
    </style:style>
    <style:style style:name="P17" style:family="paragraph" style:parent-style-name="Standard">
      <style:text-properties style:font-name="Calibri" officeooo:rsid="00100c73" officeooo:paragraph-rsid="00100c73" style:font-name-complex="Calibri1"/>
    </style:style>
    <style:style style:name="P18" style:family="paragraph" style:parent-style-name="Standard">
      <style:text-properties officeooo:paragraph-rsid="000b58dc"/>
    </style:style>
    <style:style style:name="P19" style:family="paragraph" style:parent-style-name="Standard">
      <style:text-properties officeooo:rsid="00120428" officeooo:paragraph-rsid="00120428"/>
    </style:style>
    <style:style style:name="P20" style:family="paragraph" style:parent-style-name="Standard">
      <style:paragraph-properties fo:text-align="start" style:justify-single-word="false"/>
      <style:text-properties officeooo:rsid="00120428" officeooo:paragraph-rsid="00120428"/>
    </style:style>
    <style:style style:name="P21" style:family="paragraph" style:parent-style-name="Standard">
      <style:text-properties officeooo:rsid="000d46ae" officeooo:paragraph-rsid="000d46ae"/>
    </style:style>
    <style:style style:name="P22" style:family="paragraph" style:parent-style-name="Standard">
      <style:paragraph-properties fo:text-align="start" style:justify-single-word="false"/>
      <style:text-properties officeooo:rsid="0012d24f" officeooo:paragraph-rsid="0012d24f"/>
    </style:style>
    <style:style style:name="P23" style:family="paragraph" style:parent-style-name="Standard">
      <style:text-properties fo:color="#a6a6a6" officeooo:rsid="00157820" officeooo:paragraph-rsid="00157820"/>
    </style:style>
    <style:style style:name="P24" style:family="paragraph" style:parent-style-name="Standard">
      <style:text-properties fo:color="#a6a6a6" fo:font-size="11pt" style:font-name-asian="Times New Roman1" style:font-size-asian="11pt" style:language-asian="nl" style:country-asian="NL" style:font-name-complex="Times New Roman1"/>
    </style:style>
    <style:style style:name="P25" style:family="paragraph" style:parent-style-name="Standard">
      <style:text-properties fo:color="#a6a6a6" fo:font-size="11pt" officeooo:rsid="00170d22" officeooo:paragraph-rsid="00170d22" style:font-name-asian="Times New Roman1" style:font-size-asian="11pt" style:language-asian="nl" style:country-asian="NL" style:font-name-complex="Times New Roman1"/>
    </style:style>
    <style:style style:name="P26" style:family="paragraph" style:parent-style-name="Standard">
      <style:text-properties fo:color="#a6a6a6" officeooo:rsid="001798a1" officeooo:paragraph-rsid="001798a1"/>
    </style:style>
    <style:style style:name="P27" style:family="paragraph" style:parent-style-name="Standard" style:master-page-name="First_20_Page">
      <style:paragraph-properties style:page-number="auto"/>
    </style:style>
    <style:style style:name="T1" style:family="text">
      <style:text-properties fo:font-size="10pt" style:font-size-asian="10pt"/>
    </style:style>
    <style:style style:name="T2" style:family="text">
      <style:text-properties fo:font-size="24pt" style:font-size-asian="24pt"/>
    </style:style>
    <style:style style:name="T3" style:family="text">
      <style:text-properties officeooo:rsid="000b58dc"/>
    </style:style>
    <style:style style:name="T4" style:family="text">
      <style:text-properties officeooo:rsid="000d46ae"/>
    </style:style>
    <style:style style:name="T5" style:family="text">
      <style:text-properties style:text-position="super 58%"/>
    </style:style>
    <style:style style:name="T6" style:family="text">
      <style:text-properties officeooo:rsid="00120428"/>
    </style:style>
    <style:style style:name="T7" style:family="text">
      <style:text-properties officeooo:rsid="00138b18"/>
    </style:style>
    <style:style style:name="T8" style:family="text">
      <style:text-properties officeooo:rsid="0016465d"/>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Standard"/>
      <text:p text:style-name="Standard"/>
      <text:p text:style-name="P6">Keuzedeel voorbereiding hbo</text:p>
      <text:p text:style-name="P6"/>
      <text:p text:style-name="P6">Werkproces 4: Reflecteert op gedrag en resultaten</text:p>
      <text:p text:style-name="P5"/>
      <text:p text:style-name="P5"/>
      <text:p text:style-name="P5"/>
      <text:p text:style-name="P5"/>
      <text:p text:style-name="P5"/>
      <text:p text:style-name="P5"/>
      <text:p text:style-name="P5"><text:span text:style-name="T2">OPDRACHT WP1.4</text:span><text:bookmark text:name="_GoBack"/><text:span text:style-name="T2">: PROCESBOEK MET EINDREFLECTI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aam: <text:span text:style-name="T3">constantijn</text:span></text:p>
      <text:p text:style-name="Standard">Studentnummer: <text:span text:style-name="T3">200532</text:span></text:p>
      <text:p text:style-name="Standard">Klas: <text:span text:style-name="T3">2wdv1</text:span></text:p>
      <text:p text:style-name="Standard">Datum: <text:span text:style-name="T3">29 december</text:span> </text:p>
      <text:p text:style-name="P7"/>
      <text:h text:style-name="P3" text:outline-level="1">Reflecties lesweken</text:h>
      <text:h text:style-name="Heading_20_2" text:outline-level="2">Reflectie <text:span text:style-name="T6">start hbo keuzendeel</text:span></text:h>
      <text:p text:style-name="P9">[Iedere week, aan het einde van de week, schrijf je een korte reflectie. De reflectie zal van week tot week verschillen, afhankelijk van de activiteiten en colleges van die week. Het belangrijkste is dat je terugkijkt op hoe je iets hebt aangepakt, wat goed ging of minder goed, en wat je (eventueel) anders zou doen een volgende keer.</text:p>
      <text:p text:style-name="P9">Je werkt het procesboek iedere week bij. Neem in je procesboek ook feedback van anderen op: zowel van de docent als van medestudenten.</text:p>
      <text:p text:style-name="P8">Dit was de start van hbo keuzendeel hier in werdt de basis van het keuzen deel uitgelegd en de motivatie hier van</text:p>
      <text:h text:style-name="P13" text:outline-level="2">Reflectie week 2-<text:span text:style-name="T6">49</text:span></text:h>
      <text:p text:style-name="P20">In de 9<text:span text:style-name="T5">e</text:span> les hebben we een groepspresentatie gegeven, hier in heb ik destijds alles optijd af maar mijn groepsgenooten hadden hier wat meer moeite mee.</text:p>
      <text:p text:style-name="P22">in dit tijdsvak heb ik weinig gedaan aan hbo keuzendeel. Ik heb bijna al mijn opdrachten in de laaste maand voor de deadline gedaan. Dit is omdat ik er niet directe aanstalte voor zag en het daarom liet liggen. <text:span text:style-name="T7">Ik zie dit zelf niet als een negatief iets sinds het uiteindelijk redelijk goed gegaan is.</text:span></text:p>
      <text:p text:style-name="P10"/>
      <text:p text:style-name="P19"/>
      <text:p text:style-name="P10"/>
      <text:h text:style-name="P4" text:outline-level="2">Reflectie week <text:span text:style-name="T4">49-50</text:span></text:h>
      <text:p text:style-name="P21">In deze week moesten we een presentatie maken, ik had deze optijd afgemaakt maar mijn groepgenoten moesten 1 dag voor de presentatie het nog maken. Wat de volgende keer beter kan is de gemeenschappelijke planning en een keer.</text:p>
      <text:p text:style-name="P9"/>
      <text:h text:style-name="P12" text:outline-level="2">week 2 </text:h>
      <text:p text:style-name="P14">In deze week heb ik werkt aan de 4<text:span text:style-name="T5">e</text:span> opdracht en de onderzoeks opdracht die over autisme afgerond</text:p>
      <text:p text:style-name="P15"/>
      <text:p text:style-name="P16">week 3 </text:p>
      <text:p text:style-name="P16">ik heb deze week gewerkt aan de historie van programeer talen maar dit bleek in week 4 niet nodig te zijn. Mischien moet ik de volgende keer checken voor ik iets maak.</text:p>
      <text:p text:style-name="P16"/>
      <text:p text:style-name="P17">Week 4 </text:p>
      <text:p text:style-name="P17">dit is de laaste week en de laaste sprintjes. In deze week heb ik alle “plintjes gechekt of ze goed aan de muur zitten” voor dat ik het inlever.</text:p>
      <text:h text:style-name="Heading_20_1" text:outline-level="1">Eindreflectie</text:h>
      <text:h text:style-name="Heading_20_2" text:outline-level="2">Analyse situatie STARRT-methode</text:h>
      <text:p text:style-name="P23">Ik heb <text:span text:style-name="T8">bijna alles in de laaste maand gedaan. In dit geval ging het goed sinds de druk niet erg hoog was en de opdrachten niet veel waren.</text:span></text:p>
      <text:p text:style-name="Standard"/>
      <text:h text:style-name="Heading_20_2" text:outline-level="2">Eindreflectie studievaardigheden</text:h>
      <text:p text:style-name="P25">Ik denk zelf dat deze tacktiek niet werkt op het hbo omdat hier minder deadlines maar grootere deadlines.</text:p>
      <text:p text:style-name="P11"/>
      <text:h text:style-name="Heading_20_2" text:outline-level="2"><text:soft-page-break/>Vervolgstappen en ontwikkelpunten</text:h>
      <text:p text:style-name="P26">Ik moet voor de volgende keer een keiharde planning maken met harde deadlines, alles moet in kleine hapjes </text:p>
      <text:p text:style-name="P9"/>
      <text:h text:style-name="Heading_20_2" text:outline-level="2">Definitieve keuze</text:h>
      <text:p text:style-name="P24">Op basis van mijn onderzoeken heb ik er nog steeds er van overtuigd om hbo ict te doen sinds ik hier alles kan proberen en dan later specialiseren. Ik heb ook uit mijn onderzoek gehaald dat hyper specialisatie een groot gevaar kan zij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l" fo:country="NL"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nl" fo:country="NL"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1pt" style:font-name-asian="Times New Roman1" style:font-family-asian="'Times New Roman'" style:font-family-generic-asian="system" style:font-pitch-asian="variable" style:font-size-asian="11pt" style:language-asian="nl" style:country-asian="NL"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000000" fo:font-size="16pt" fo:font-weight="bold" style:font-name-asian="Calibri1" style:font-family-asian="Calibri" style:font-family-generic-asian="system" style:font-pitch-asian="variable" style:font-size-asian="16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Times New Roman" fo:font-family="'Times New Roman'" style:font-family-generic="roman" style:font-pitch="variable" fo:font-size="12pt" style:font-size-asian="12pt"/>
    </style:style>
    <style:style style:name="Frame_20_contents" style:display-name="Frame contents" style:family="paragraph" style:parent-style-name="Standard" style:class="extra"/>
    <style:style style:name="Default_20_Paragraph_20_Font" style:display-name="Default Paragraph Font" style:family="text"/>
    <style:style style:name="Kop_20_1_20_Teken" style:display-name="Kop 1 Teken" style:family="text" style:parent-style-name="Default_20_Paragraph_20_Font">
      <style:text-properties fo:color="#000000" fo:font-size="16pt" fo:font-weight="bold" style:font-name-asian="Calibri1" style:font-family-asian="Calibri" style:font-family-generic-asian="system" style:font-pitch-asian="variable" style:font-size-asian="16pt" style:language-asian="nl" style:country-asian="NL" style:font-weight-asian="bold" style:font-name-complex="Tahoma" style:font-family-complex="Tahoma" style:font-family-generic-complex="system" style:font-pitch-complex="variable" style:font-size-complex="16pt"/>
    </style:style>
    <style:style style:name="Kop_20_2_20_Teken" style:display-name="Kop 2 Teken" style:family="text" style:parent-style-name="Default_20_Paragraph_20_Font">
      <style:text-properties fo:color="#2f5496"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language-asian="nl" style:country-asian="NL" style:font-weight-asian="bold" style:font-name-complex="Tahoma" style:font-family-complex="Tahoma" style:font-family-generic-complex="system" style:font-pitch-complex="variable" style:font-size-complex="13pt"/>
    </style:style>
    <style:style style:name="Koptekst_20_Teken" style:display-name="Koptekst Teken" style:family="text" style:parent-style-name="Default_20_Paragraph_20_Font">
      <style:text-properties fo:font-size="11pt" style:font-name-asian="Times New Roman1" style:font-family-asian="'Times New Roman'" style:font-family-generic-asian="system" style:font-pitch-asian="variable" style:font-size-asian="11pt" style:language-asian="nl" style:country-asian="NL" style:font-name-complex="Times New Roman1" style:font-family-complex="'Times New Roman'" style:font-family-generic-complex="system" style:font-pitch-complex="variable"/>
    </style:style>
    <style:style style:name="Voettekst_20_Teken" style:display-name="Voettekst Teken" style:family="text" style:parent-style-name="Default_20_Paragraph_20_Font">
      <style:text-properties fo:font-size="11pt" style:font-name-asian="Times New Roman1" style:font-family-asian="'Times New Roman'" style:font-family-generic-asian="system" style:font-pitch-asian="variable" style:font-size-asian="11pt" style:language-asian="nl" style:country-asian="NL"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indent="0in" style:auto-text-indent="false">
        <style:tab-stops>
          <style:tab-stop style:position="3.5437in" style:type="center"/>
        </style:tab-stops>
      </style:paragraph-properties>
      <style:text-properties fo:font-size="10pt" style:font-size-asian="10pt"/>
    </style:style>
    <style:style style:name="MP2" style:family="paragraph" style:parent-style-name="Footer">
      <style:paragraph-properties fo:padding="0in" fo:border="none"/>
    </style:style>
    <style:style style:name="MT1" style:family="text">
      <style:text-properties fo:font-size="10pt" style:font-size-asian="10pt"/>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1"><draw:text-box fo:min-height="0.0161in" fo:min-width="0.0161in"><text:p text:style-name="MP2"><text:span text:style-name="page_20_number"><text:span text:style-name="MT1"><text:page-number text:select-page="current">3</text:page-number></text:span></text:span></text:p></draw:text-box></draw:frame>Keuzedeel voorbereiding hbo<text:tab/>WP1.4</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 Office-gebruiker</meta:initial-creator>
    <meta:editing-cycles>17</meta:editing-cycles>
    <meta:creation-date>2018-04-20T11:23:00</meta:creation-date>
    <dc:date>2022-01-24T23:35:55.853066584</dc:date>
    <meta:editing-duration>PT39M38S</meta:editing-duration>
    <meta:generator>LibreOffice/6.4.7.2$Linux_X86_64 LibreOffice_project/40$Build-2</meta:generator>
    <meta:document-statistic meta:table-count="0" meta:image-count="0" meta:object-count="0" meta:page-count="3" meta:paragraph-count="34" meta:word-count="466" meta:character-count="2709" meta:non-whitespace-character-count="22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